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af1" officeooo:paragraph-rsid="0010baf1"/>
    </style:style>
    <style:style style:name="P2" style:family="paragraph" style:parent-style-name="Standard" style:list-style-name="L1">
      <style:text-properties officeooo:rsid="0010baf1" officeooo:paragraph-rsid="0010baf1"/>
    </style:style>
    <style:style style:name="P3" style:family="paragraph" style:parent-style-name="Standard" style:list-style-name="L1">
      <style:text-properties officeooo:paragraph-rsid="0010baf1"/>
    </style:style>
    <style:style style:name="T1" style:family="text">
      <style:text-properties officeooo:rsid="0010ba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T1">Ricerca dei dettagli</text:span></text:p>
        </text:list-item>
        <text:list-item>
          <text:p text:style-name="P3"><text:span text:style-name="T1">Decisione generale dell’ambientazione</text:span></text:p>
        </text:list-item>
        <text:list-item>
          <text:p text:style-name="P3"><text:span text:style-name="T1">Stesura delle regole</text:span></text:p>
        </text:list-item>
        <text:list-item>
          <text:p text:style-name="P3"><text:span text:style-name="T1">Decisione della strutturazione dei turni e di come funzioneranno</text:span></text:p>
        </text:list-item>
        <text:list-item>
          <text:p text:style-name="P2">Decidere come si fa a far vincere i “buoni” (le vittime)</text:p>
        </text:list-item>
        <text:list-item>
          <text:p text:style-name="P2">Decidere come si fa a far vincere l’assassino</text:p>
        </text:list-item>
        <text:list-item>
          <text:p text:style-name="P3"><text:span text:style-name="T1">Scrittura dei personaggi</text:span></text:p>
        </text:list-item>
        <text:list-item>
          <text:p text:style-name="P2">Scrivere il crimine in ordine, con ogni dettaglio</text:p>
        </text:list-item>
        <text:list-item>
          <text:p text:style-name="P2">Scrittura della storia in linea di massima</text:p>
        </text:list-item>
        <text:list-item>
          <text:p text:style-name="P2">Nascondere i dettagli del crimine all’interno della storia (chiedere a Miri)</text:p>
        </text:list-item>
        <text:list-item>
          <text:p text:style-name="P3"><text:span text:style-name="T1">Approfondimento e dettagli</text:span></text:p>
        </text:list-item>
        <text:list-item>
          <text:p text:style-name="P3"><text:span text:style-name="T1">Scrittura della storia con più precisione</text:span></text:p>
        </text:list-item>
        <text:list-item>
          <text:p text:style-name="P3"><text:span text:style-name="T1">Correzione bozze e aggiustamento</text:span></text:p>
        </text:list-item>
        <text:list-item>
          <text:p text:style-name="P3"><text:span text:style-name="T1">Preparazione dei fogli e delle cose di carta</text:span></text:p>
        </text:list-item>
        <text:list-item>
          <text:p text:style-name="P3"><text:span text:style-name="T1">Affinamento della grafica e abbellimento in generale (Chiedere consiglio a Ciro x disegni)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21:24:43.735000000</meta:creation-date>
    <dc:date>2024-07-07T21:34:13.126000000</dc:date>
    <meta:editing-duration>PT9M29S</meta:editing-duration>
    <meta:editing-cycles>1</meta:editing-cycles>
    <meta:document-statistic meta:table-count="0" meta:image-count="0" meta:object-count="0" meta:page-count="1" meta:paragraph-count="15" meta:word-count="115" meta:character-count="702" meta:non-whitespace-character-count="617"/>
    <meta:generator>LibreOffice/7.6.2.1$Windows_X86_64 LibreOffice_project/56f7684011345957bbf33a7ee678afaf4d2ba333</meta:generator>
  </office:meta>
</office:document-meta>
</file>